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8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22pt" style:font-size-asian="22pt" style:font-size-complex="2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Lien_32_hypertexte" style:data-style-name="N0">
      <style:table-cell-properties fo:border="thin solid #000000"/>
      <style:text-properties fo:color="#467886" style:text-underline-style="solid" style:text-underline-type="single"/>
    </style:style>
    <style:style style:name="ce1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Lien_32_hypertexte" style:data-style-name="N0">
      <style:table-cell-properties fo:border="thin solid #000000" fo:background-color="transparent"/>
      <style:text-properties fo:color="#467886"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2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F2F2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7.9387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6.879166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31.43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6.6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fabriquant</text:p>
          </table:table-cell>
          <table:table-cell office:value-type="string" table:style-name="ce2">
            <text:p>ref fabriquant</text:p>
          </table:table-cell>
          <table:table-cell table:style-name="ce2"/>
          <table:table-cell office:value-type="string" table:style-name="ce2">
            <text:p>Qty</text:p>
          </table:table-cell>
          <table:table-cell office:value-type="string" table:style-name="ce2">
            <text:p>Prix unitaire</text:p>
          </table:table-cell>
          <table:table-cell office:value-type="string" table:style-name="ce2">
            <text:p>total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4">
            <text:p>HIFIBERRY </text:p>
          </table:table-cell>
          <table:table-cell office:value-type="float" office:value="4260439550514" table:style-name="ce5">
            <text:p>4,26044E+12</text:p>
          </table:table-cell>
          <table:table-cell table:style-name="ce5"/>
          <table:table-cell office:value-type="float" office:value="1" table:style-name="ce2">
            <text:p>1</text:p>
          </table:table-cell>
          <table:table-cell table:style-name="ce2"/>
          <table:table-cell office:value-type="currency" office:value="61.9" table:style-name="ce6">
            <text:p>61,90 €</text:p>
          </table:table-cell>
          <table:table-cell office:value-type="string" table:style-name="ce3">
            <text:p>https://www.hifiberry.com/shop/boards/hifiberry-amp2/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aspberry</text:p>
          </table:table-cell>
          <table:table-cell office:value-type="string" table:style-name="ce7">
            <text:p>PIZEROW</text:p>
          </table:table-cell>
          <table:table-cell table:style-name="ce7"/>
          <table:table-cell office:value-type="string" table:style-name="ce2">
            <text:p>1x</text:p>
          </table:table-cell>
          <table:table-cell table:style-name="ce2"/>
          <table:table-cell office:value-type="currency" office:value="23.5" table:style-name="ce6">
            <text:p>23,50 €</text:p>
          </table:table-cell>
          <table:table-cell office:value-type="string" table:style-name="ce3">
            <text:p>https://www.kubii.com/fr/cartes-nano-ordinateurs/1851-raspberry-pi-zero-w-kubii-3272496006997.html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eerless</text:p>
          </table:table-cell>
          <table:table-cell office:value-type="string" table:style-name="ce4">
            <text:p>TC10FG00-04</text:p>
          </table:table-cell>
          <table:table-cell table:style-name="ce4"/>
          <table:table-cell office:value-type="string" table:style-name="ce2">
            <text:p>2x</text:p>
          </table:table-cell>
          <table:table-cell table:style-name="ce2"/>
          <table:table-cell office:value-type="currency" office:value="32.159999999999997" table:style-name="ce6">
            <text:p>32,16 €</text:p>
          </table:table-cell>
          <table:table-cell office:value-type="string" table:style-name="ce3">
            <text:p>https://www.toutlehautparleur.com/haut-parleur-large-bande-peerless-tc10fg00-04-4-ohm-115-x-115-mm.html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‎Eleoption</text:p>
          </table:table-cell>
          <table:table-cell office:value-type="string" table:style-name="ce7">
            <text:p>‎SMT-16022606-EU</text:p>
          </table:table-cell>
          <table:table-cell table:style-name="ce7"/>
          <table:table-cell office:value-type="string" table:style-name="ce2">
            <text:p>1x</text:p>
          </table:table-cell>
          <table:table-cell table:style-name="ce2"/>
          <table:table-cell office:value-type="currency" office:value="39.99" table:style-name="ce6">
            <text:p>39,99 €</text:p>
          </table:table-cell>
          <table:table-cell office:value-type="string" table:style-name="ce3">
            <text:p><text:a xlink:href="https://www.amazon.fr/qualité-portatives-rechargeables-Lithium-ion-batterie/dp/B072FN5Y3">https://www.amazon.fr/qualité-portatives-rechargeables-Lithium-ion-batterie/dp/B072FN5Y3</text:a></text:p>
          </table:table-cell>
          <table:table-cell table:number-columns-repeated="16377"/>
        </table:table-row>
        <table:table-row table:style-name="ro4">
          <table:table-cell office:value-type="string" table:style-name="ce8">
            <text:p>Thomann</text:p>
          </table:table-cell>
          <table:table-cell office:value-type="string" table:style-name="ce4">
            <text:p>FM1245</text:p>
          </table:table-cell>
          <table:table-cell table:style-name="ce4"/>
          <table:table-cell office:value-type="string" table:style-name="ce2">
            <text:p>2x</text:p>
          </table:table-cell>
          <table:table-cell table:style-name="ce2"/>
          <table:table-cell office:value-type="currency" office:value="36.78" table:style-name="ce6">
            <text:p>36,78 €</text:p>
          </table:table-cell>
          <table:table-cell office:value-type="string" table:style-name="ce3">
            <text:p>https://www.thomann.de/fr/the_box_mba75w_ersatzakku.htm?gad_source=1</text:p>
          </table:table-cell>
          <table:table-cell table:number-columns-repeated="16377"/>
        </table:table-row>
        <table:table-row table:style-name="ro1">
          <table:table-cell table:number-columns-repeated="5" table:style-name="ce2"/>
          <table:table-cell office:value-type="currency" office:value="194.33" table:formula="of:=[.F6]+[.F5]+[.F4]+[.F3]+[.F2]" table:style-name="ce6">
            <text:p>194,33 €</text:p>
          </table:table-cell>
          <table:table-cell table:style-name="ce3"/>
          <table:table-cell table:number-columns-repeated="16377"/>
        </table:table-row>
        <table:table-row table:style-name="ro5">
          <table:table-cell table:number-columns-repeated="5" table:style-name="ce2"/>
          <table:table-cell table:style-name="ce6"/>
          <table:table-cell table:style-name="ce3"/>
          <table:table-cell table:number-columns-repeated="16377"/>
        </table:table-row>
        <table:table-row table:style-name="ro5">
          <table:table-cell office:value-type="string" table:number-columns-spanned="7" table:number-rows-spanned="2" table:style-name="ce29">
            <text:p>Materiel 2024/2025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fabriquant</text:p>
          </table:table-cell>
          <table:table-cell office:value-type="string" table:style-name="ce9">
            <text:p>ref fabriquant</text:p>
          </table:table-cell>
          <table:table-cell office:value-type="string" table:style-name="ce9">
            <text:p>Fonction</text:p>
          </table:table-cell>
          <table:table-cell office:value-type="string" table:style-name="ce9">
            <text:p>Qty</text:p>
          </table:table-cell>
          <table:table-cell office:value-type="string" table:style-name="ce9">
            <text:p>Prix unitaire</text:p>
          </table:table-cell>
          <table:table-cell office:value-type="string" table:style-name="ce9">
            <text:p>total</text:p>
          </table:table-cell>
          <table:table-cell office:value-type="string" table:style-name="ce10">
            <text:p>Lien</text:p>
          </table:table-cell>
          <table:table-cell table:number-columns-repeated="16377"/>
        </table:table-row>
        <table:table-row table:style-name="ro1">
          <table:table-cell table:number-columns-repeated="6" table:style-name="ce9"/>
          <table:table-cell table:style-name="ce10"/>
          <table:table-cell table:number-columns-repeated="16377"/>
        </table:table-row>
        <table:table-row table:style-name="ro1">
          <table:table-cell table:number-columns-repeated="3" table:style-name="ce11"/>
          <table:table-cell table:style-name="ce12"/>
          <table:table-cell table:style-name="ce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office:value-type="string" table:style-name="ce12">
            <text:p>E-SWITCH</text:p>
          </table:table-cell>
          <table:table-cell office:value-type="string" table:style-name="ce12">
            <text:p>TL2230OAF140</text:p>
          </table:table-cell>
          <table:table-cell office:value-type="string" table:style-name="ce12">
            <text:p>Bouton PLAY/SKIP…</text:p>
          </table:table-cell>
          <table:table-cell office:value-type="float" office:value="5" table:style-name="ce9">
            <text:p>5</text:p>
          </table:table-cell>
          <table:table-cell office:value-type="float" office:value="0.57999999999999996" table:style-name="ce9">
            <text:p>0,58</text:p>
          </table:table-cell>
          <table:table-cell office:value-type="currency" office:value="2.9" table:formula="of:=[.D14]*[.E14]" table:style-name="ce15">
            <text:p>2,90 €</text:p>
          </table:table-cell>
          <table:table-cell office:value-type="string" table:style-name="ce14">
            <text:p><text:a xlink:href="https://fr.farnell.com/e-switch/tl2230oaf140/btn-pouss-dpdt-0-1a-30vdc-traversant/dp/4051085?srsltid=AfmBOoon0AEKAVWdj8eBMvu6VifByiuGTkLaN6yPplGx6YI67lHWY2BT">https://fr.farnell.com/e-switch/tl2230oaf140/btn-pouss-dpdt-0-1a-30vdc-traversant/dp/4051085?srsltid=AfmBOoon0AEKAVWdj8eBMvu6VifByiuGTkLaN6yPplGx6YI67lHWY2BT</text:a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URTH ELEKTRONIK</text:p>
          </table:table-cell>
          <table:table-cell office:value-type="string" table:style-name="ce16">
            <text:p>694108402002</text:p>
          </table:table-cell>
          <table:table-cell office:value-type="string" table:style-name="ce16">
            <text:p>Connecteur alimentation BB</text:p>
          </table:table-cell>
          <table:table-cell office:value-type="float" office:value="1" table:style-name="ce9">
            <text:p>1</text:p>
          </table:table-cell>
          <table:table-cell office:value-type="float" office:value="1.29" table:style-name="ce9">
            <text:p>1,29</text:p>
          </table:table-cell>
          <table:table-cell office:value-type="currency" office:value="1.29" table:style-name="ce17">
            <text:p>1,29 €</text:p>
          </table:table-cell>
          <table:table-cell office:value-type="string" table:style-name="ce18">
            <text:p><text:a xlink:href="https://www.mouser.fr/ProductDetail/Wurth-Elektronik/694108402002?qs=a9WhcLg8qCzJQpyag5XvEQ%3D%3D&amp;srsltid=AfmBOoqEVkQctDRQEfRUY3X6tXdoYzRHdS1CNZP2J-y075NFmqZ3WPph">https://www.mouser.fr/ProductDetail/Wurth-Elektronik/694108402002?qs=a9WhcLg8qCzJQpyag5XvEQ%3D%3D&amp;srsltid=AfmBOoqEVkQctDRQEfRUY3X6tXdoYzRHdS1CNZP2J-y075NFmqZ3WPph</text:a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MIDAS DISPLAYS</text:p>
          </table:table-cell>
          <table:table-cell office:value-type="string" table:style-name="ce11">
            <text:p>MDOB256064D1Y-YS<text:s/></text:p>
          </table:table-cell>
          <table:table-cell office:value-type="string" table:style-name="ce11">
            <text:p>Affichage de la BB</text:p>
          </table:table-cell>
          <table:table-cell office:value-type="float" office:value="2" table:style-name="ce9">
            <text:p>2</text:p>
          </table:table-cell>
          <table:table-cell office:value-type="float" office:value="31.42" table:style-name="ce9">
            <text:p>31,42</text:p>
          </table:table-cell>
          <table:table-cell office:value-type="currency" office:value="62.84" table:formula="of:=[.E16]*[.D16]" table:style-name="ce17">
            <text:p>62,84 €</text:p>
          </table:table-cell>
          <table:table-cell office:value-type="string" table:style-name="ce19">
            <text:p>https://fr.farnell.com/midas/mdob256064d1y-ys/afficheur-oled-cob-256-x-64-pix/dp/3407301?srsltid=AfmBOoqo8R_CsjkH5CnXPnXbbvpbFpfeymPnoOkNOHqTk-lJSYoAqhV4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WALFRONT</text:p>
          </table:table-cell>
          <table:table-cell office:value-type="string" table:style-name="ce20">
            <text:p>XH‑M601</text:p>
          </table:table-cell>
          <table:table-cell office:value-type="string" table:style-name="ce19">
            <text:p>Protection charge batterie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currency" office:value="8" table:style-name="ce21">
            <text:p>8 €</text:p>
          </table:table-cell>
          <table:table-cell office:value-type="string" table:style-name="ce14">
            <text:p><text:a xlink:href="https://www.amazon.fr/Contrôle-Dalimentation-Prévention-Surcharge-Automatique/dp/B09JWRLS8Y">https://www.amazon.fr/Contr%C3%B4le-Dalimentation-Pr%C3%A9vention-Surcharge-Automatique/dp/B09JWRLS8Y</text:a>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ELECBEE</text:p>
          </table:table-cell>
          <table:table-cell office:value-type="string" table:style-name="ce9">
            <text:p>EB0044078</text:p>
          </table:table-cell>
          <table:table-cell office:value-type="string" table:style-name="ce19">
            <text:p>Regulateur DC/DC 13,8V 2A</text:p>
          </table:table-cell>
          <table:table-cell office:value-type="float" office:value="1" table:style-name="ce20">
            <text:p>1</text:p>
          </table:table-cell>
          <table:table-cell office:value-type="float" office:value="11.9" table:style-name="ce20">
            <text:p>11,9</text:p>
          </table:table-cell>
          <table:table-cell office:value-type="currency" office:value="11.9" table:style-name="ce17">
            <text:p>11,90 €</text:p>
          </table:table-cell>
          <table:table-cell table:style-name="ce19"/>
          <table:table-cell table:number-columns-repeated="16377"/>
        </table:table-row>
        <table:table-row table:style-name="ro1">
          <table:table-cell table:style-name="ce22"/>
          <table:table-cell table:style-name="ce23"/>
          <table:table-cell office:value-type="string" table:style-name="ce24">
            <text:p>Câble AWG 18 et AWG 24/26</text:p>
          </table:table-cell>
          <table:table-cell table:number-columns-repeated="2" table:style-name="ce23"/>
          <table:table-cell table:style-name="ce25"/>
          <table:table-cell table:style-name="ce26"/>
          <table:table-cell table:number-columns-repeated="16377"/>
        </table:table-row>
        <table:table-row table:style-name="ro1">
          <table:table-cell table:number-columns-repeated="4" table:style-name="ce19"/>
          <table:table-cell office:value-type="string" table:style-name="ce27">
            <text:p>Total :<text:s/></text:p>
          </table:table-cell>
          <table:table-cell office:value-type="currency" office:value="86.93" table:formula="of:=SUM([.F13:.F18])" table:style-name="ce13">
            <text:p>87 €</text:p>
          </table:table-cell>
          <table:table-cell table:style-name="ce19"/>
          <table:table-cell table:number-columns-repeated="16377"/>
        </table:table-row>
        <table:table-row table:style-name="ro1">
          <table:table-cell table:number-columns-repeated="5" table:style-name="ce1"/>
          <table:table-cell table:style-name="ce28"/>
          <table:table-cell table:number-columns-repeated="16378" table:style-name="ce1"/>
        </table:table-row>
        <table:table-row table:number-rows-repeated="1048555" table:style-name="ro6">
          <table:table-cell table:number-columns-repeated="16384"/>
        </table:table-row>
      </table:table>
      <table:table table:name="Materiel_2024-2025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28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7" table:default-cell-style-name="ce1"/>
        <table:table-row table:style-name="ro5">
          <table:table-cell office:value-type="string" table:number-columns-spanned="7" table:number-rows-spanned="2" table:style-name="ce29">
            <text:p>Materiel 2024/2025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0">
            <text:p>fabriquant</text:p>
          </table:table-cell>
          <table:table-cell office:value-type="string" table:style-name="ce9">
            <text:p>ref fabriquant</text:p>
          </table:table-cell>
          <table:table-cell office:value-type="string" table:style-name="ce20">
            <text:p>Fonction</text:p>
          </table:table-cell>
          <table:table-cell office:value-type="string" table:style-name="ce9">
            <text:p>Qty</text:p>
          </table:table-cell>
          <table:table-cell office:value-type="string" table:style-name="ce9">
            <text:p>Prix unitaire</text:p>
          </table:table-cell>
          <table:table-cell office:value-type="string" table:style-name="ce9">
            <text:p>total</text:p>
          </table:table-cell>
          <table:table-cell office:value-type="string" table:style-name="ce10">
            <text:p>Lien</text:p>
          </table:table-cell>
          <table:table-cell table:number-columns-repeated="16377"/>
        </table:table-row>
        <table:table-row table:style-name="ro1">
          <table:table-cell office:value-type="string" table:style-name="ce30">
            <text:p>E-SWITCH</text:p>
          </table:table-cell>
          <table:table-cell office:value-type="string" table:style-name="ce12">
            <text:p>TL2230OAF140</text:p>
          </table:table-cell>
          <table:table-cell office:value-type="string" table:style-name="ce30">
            <text:p>Bouton PLAY/SKIP…</text:p>
          </table:table-cell>
          <table:table-cell office:value-type="float" office:value="5" table:style-name="ce9">
            <text:p>5</text:p>
          </table:table-cell>
          <table:table-cell office:value-type="float" office:value="0.57999999999999996" table:style-name="ce9">
            <text:p>0,58</text:p>
          </table:table-cell>
          <table:table-cell office:value-type="currency" office:value="2.9" table:formula="of:=[.D4]*[.E4]" table:style-name="ce15">
            <text:p>2,90 €</text:p>
          </table:table-cell>
          <table:table-cell office:value-type="string" table:style-name="ce14">
            <text:p><text:a xlink:href="https://fr.farnell.com/e-switch/tl2230oaf140/btn-pouss-dpdt-0-1a-30vdc-traversant/dp/4051085?srsltid=AfmBOoon0AEKAVWdj8eBMvu6VifByiuGTkLaN6yPplGx6YI67lHWY2BT">https://fr.farnell.com/e-switch/tl2230oaf140/btn-pouss-dpdt-0-1a-30vdc-traversant/dp/4051085?srsltid=AfmBOoon0AEKAVWdj8eBMvu6VifByiuGTkLaN6yPplGx6YI67lHWY2BT</text:a></text:p>
          </table:table-cell>
          <table:table-cell table:number-columns-repeated="16377"/>
        </table:table-row>
        <table:table-row table:style-name="ro1">
          <table:table-cell office:value-type="string" table:style-name="ce30">
            <text:p>WURTH ELEKTRONIK</text:p>
          </table:table-cell>
          <table:table-cell office:value-type="string" table:style-name="ce16">
            <text:p>694108402002</text:p>
          </table:table-cell>
          <table:table-cell office:value-type="string" table:style-name="ce31">
            <text:p>Connecteur alimentation BB</text:p>
          </table:table-cell>
          <table:table-cell office:value-type="float" office:value="1" table:style-name="ce9">
            <text:p>1</text:p>
          </table:table-cell>
          <table:table-cell office:value-type="float" office:value="1.29" table:style-name="ce9">
            <text:p>1,29</text:p>
          </table:table-cell>
          <table:table-cell office:value-type="currency" office:value="1.29" table:style-name="ce17">
            <text:p>1,29 €</text:p>
          </table:table-cell>
          <table:table-cell office:value-type="string" table:style-name="ce18">
            <text:p><text:a xlink:href="https://www.mouser.fr/ProductDetail/Wurth-Elektronik/694108402002?qs=a9WhcLg8qCzJQpyag5XvEQ%3D%3D&amp;srsltid=AfmBOoqEVkQctDRQEfRUY3X6tXdoYzRHdS1CNZP2J-y075NFmqZ3WPph">https://www.mouser.fr/ProductDetail/Wurth-Elektronik/694108402002?qs=a9WhcLg8qCzJQpyag5XvEQ%3D%3D&amp;srsltid=AfmBOoqEVkQctDRQEfRUY3X6tXdoYzRHdS1CNZP2J-y075NFmqZ3WPph</text:a></text:p>
          </table:table-cell>
          <table:table-cell table:number-columns-repeated="16377"/>
        </table:table-row>
        <table:table-row table:style-name="ro1">
          <table:table-cell office:value-type="string" table:style-name="ce32">
            <text:p>MIDAS DISPLAYS</text:p>
          </table:table-cell>
          <table:table-cell office:value-type="string" table:style-name="ce11">
            <text:p>MDOB256064D1Y-YS<text:s/></text:p>
          </table:table-cell>
          <table:table-cell office:value-type="string" table:style-name="ce32">
            <text:p>Affichage de la BB</text:p>
          </table:table-cell>
          <table:table-cell office:value-type="float" office:value="2" table:style-name="ce9">
            <text:p>2</text:p>
          </table:table-cell>
          <table:table-cell office:value-type="float" office:value="31.42" table:style-name="ce9">
            <text:p>31,42</text:p>
          </table:table-cell>
          <table:table-cell office:value-type="currency" office:value="62.84" table:formula="of:=[.E6]*[.D6]" table:style-name="ce17">
            <text:p>62,84 €</text:p>
          </table:table-cell>
          <table:table-cell office:value-type="string" table:style-name="ce19">
            <text:p>https://fr.farnell.com/midas/mdob256064d1y-ys/afficheur-oled-cob-256-x-64-pix/dp/3407301?srsltid=AfmBOoqo8R_CsjkH5CnXPnXbbvpbFpfeymPnoOkNOHqTk-lJSYoAqhV4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WALFRONT</text:p>
          </table:table-cell>
          <table:table-cell office:value-type="string" table:style-name="ce20">
            <text:p>XH‑M601</text:p>
          </table:table-cell>
          <table:table-cell office:value-type="string" table:style-name="ce20">
            <text:p>Protection charge batterie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currency" office:value="8" table:style-name="ce21">
            <text:p>8 €</text:p>
          </table:table-cell>
          <table:table-cell office:value-type="string" table:style-name="ce14">
            <text:p><text:a xlink:href="https://www.amazon.fr/Contrôle-Dalimentation-Prévention-Surcharge-Automatique/dp/B09JWRLS8Y">https://www.amazon.fr/Contr%C3%B4le-Dalimentation-Pr%C3%A9vention-Surcharge-Automatique/dp/B09JWRLS8Y</text:a>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ELECBEE</text:p>
          </table:table-cell>
          <table:table-cell office:value-type="string" table:style-name="ce9">
            <text:p>EB0044078</text:p>
          </table:table-cell>
          <table:table-cell office:value-type="string" table:style-name="ce20">
            <text:p>Regulateur DC/DC 13,8V 2A</text:p>
          </table:table-cell>
          <table:table-cell office:value-type="float" office:value="1" table:style-name="ce20">
            <text:p>1</text:p>
          </table:table-cell>
          <table:table-cell office:value-type="float" office:value="11.9" table:style-name="ce20">
            <text:p>11,9</text:p>
          </table:table-cell>
          <table:table-cell office:value-type="currency" office:value="11.9" table:style-name="ce17">
            <text:p>11,90 €</text:p>
          </table:table-cell>
          <table:table-cell table:style-name="ce19"/>
          <table:table-cell table:number-columns-repeated="16377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4"/>
          <table:table-cell table:style-name="ce36"/>
          <table:table-cell table:style-name="ce37"/>
          <table:table-cell table:number-columns-repeated="16377"/>
        </table:table-row>
        <table:table-row table:style-name="ro1">
          <table:table-cell table:style-name="ce20"/>
          <table:table-cell table:style-name="ce19"/>
          <table:table-cell table:style-name="ce20"/>
          <table:table-cell table:style-name="ce19"/>
          <table:table-cell office:value-type="string" table:style-name="ce27">
            <text:p>Total :<text:s/></text:p>
          </table:table-cell>
          <table:table-cell office:value-type="currency" office:value="86.93" table:formula="of:=SUM([.F4:.F8])" table:style-name="ce13">
            <text:p>87 €</text:p>
          </table:table-cell>
          <table:table-cell table:style-name="ce19"/>
          <table:table-cell table:number-columns-repeated="16377"/>
        </table:table-row>
        <table:table-row table:number-rows-repeated="1048566" table:style-name="ro6">
          <table:table-cell table:number-columns-repeated="16384"/>
        </table:table-row>
      </table:table>
      <table:database-ranges>
        <table:database-range table:target-range-address="Feuille1.A11:Feuille1.G19" table:name="Tableau1" table:display-filter-buttons="true"/>
        <table:database-range table:target-range-address="Materiel_2024-2025.A3:Materiel_2024-2025.G9" table:name="Tableau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number:currency-style style:name="N39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9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/>
        <text:p/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Lilian CAILLY - mi279</meta:initial-creator>
    <dc:creator>CAILLY Lilian</dc:creator>
    <meta:creation-date>2023-12-06T10:54:29Z</meta:creation-date>
    <dc:date>2025-01-05T17:17:08Z</dc:date>
    <meta:print-date>2025-01-05T17:11:35Z</meta:print-date>
    <meta:editing-cycles>3</meta:editing-cycles>
    <meta:editing-duration>PT982141S</meta:editing-duration>
  </office:meta>
</office:document-meta>
</file>